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19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officeooo:rsid="001e6277"/>
    </style:style>
    <style:style style:name="T2" style:family="text">
      <style:text-properties officeooo:rsid="00207f20"/>
    </style:style>
    <style:style style:name="T3" style:family="text">
      <style:text-properties officeooo:rsid="001e6277"/>
    </style:style>
    <style:style style:name="T4" style:family="text">
      <style:text-properties fo:font-weight="normal" style:font-weight-asian="normal" style:font-weight-complex="normal"/>
    </style:style>
    <style:style style:name="T5" style:family="text">
      <style:text-properties fo:font-weight="normal" style:font-weight-asian="normal" style:font-weight-complex="normal" officeooo:rsid="001e6277"/>
    </style:style>
    <style:style style:name="T6" style:family="text">
      <style:text-properties fo:font-weight="normal" style:font-weight-asian="normal" style:font-weight-complex="normal" officeooo:rsid="001fde80"/>
    </style:style>
    <style:style style:name="T7" style:family="text">
      <style:text-properties fo:font-weight="bold" style:font-weight-asian="bold" style:font-weight-complex="bold"/>
    </style:style>
    <style:style style:name="T8" style:family="text">
      <style:text-properties fo:font-weight="bold" style:font-weight-asian="bold" style:font-weight-complex="bold" officeooo:rsid="001e6277"/>
    </style:style>
    <style:style style:name="T9" style:family="text">
      <style:text-properties fo:font-style="italic" style:font-style-asian="italic" style:font-style-complex="italic" officeooo:rsid="001e6277"/>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e6277"/>
    </style:style>
    <style:style style:name="T12" style:family="text">
      <style:text-properties style:text-underline-style="none"/>
    </style:style>
    <style:style style:name="T13" style:family="text">
      <style:text-properties style:text-underline-style="none" officeooo:rsid="001e6277"/>
    </style:style>
    <style:style style:name="T14" style:family="text">
      <style:text-properties style:font-name="Helvetica2" fo:font-size="9pt" style:font-size-asian="9pt" style:font-size-complex="9pt"/>
    </style:style>
    <style:style style:name="T15" style:family="text">
      <style:text-properties style:text-line-through-style="solid" style:text-underline-style="none" officeooo:rsid="001e6277"/>
    </style:style>
    <style:style style:name="T16" style:family="text">
      <style:text-properties officeooo:rsid="001fde80"/>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SINTAXIA</text:p>
            </table:table-cell>
            <table:covered-table-cell/>
          </table:table-row>
        </table:table-header-rows>
        <table:table-row>
          <table:table-cell table:style-name="Table1.A2" office:value-type="string">
            <text:p text:style-name="Text_20_verbatim">``<text:span text:style-name="T1">k</text:span>ode<text:span text:style-name="T1">a</text:span>``<text:line-break/>**<text:span text:style-name="T1">lodia</text:span>**<text:line-break/>//<text:span text:style-name="T1">etzana</text:span>//<text:line-break/>__<text:span text:style-name="T1">azpimarratua</text:span>__<text:line-break/>--<text:span text:style-name="T1">marratua</text:span>--<text:line-break/>''&lt;b&gt;<text:span text:style-name="T1">etiketaduna</text:span>&lt;/b&gt;''</text:p>
          </table:table-cell>
          <table:table-cell table:style-name="Table1.A2" office:value-type="string">
            <text:p text:style-name="Text_20_body"><text:span text:style-name="Teletype"><text:span text:style-name="T5">k</text:span></text:span><text:span text:style-name="Teletype"><text:span text:style-name="T4">ode</text:span></text:span><text:span text:style-name="Teletype"><text:span text:style-name="T5">a</text:span></text:span><text:span text:style-name="Teletype"><text:span text:style-name="T7"><text:line-break/></text:span></text:span><text:span text:style-name="T8">l</text:span><text:span text:style-name="T7">o</text:span><text:span text:style-name="T8">dia</text:span><text:line-break/><text:span text:style-name="T9">etzana</text:span><text:line-break/><text:span text:style-name="T11">azpimarratua</text:span><text:span text:style-name="T10"><text:line-break/></text:span><text:span text:style-name="T15">marratua</text:span><text:span text:style-name="T10"><text:line-break/></text:span><text:span text:style-name="T12">&lt;b&gt;</text:span><text:span text:style-name="T13">etiketaduna</text:span><text:span text:style-name="T12">&lt;/b&gt;</text:span></text:p>
          </table:table-cell>
        </table:table-row>
        <table:table-row>
          <table:table-cell table:style-name="Table1.A3" office:value-type="string">
            <text:p text:style-name="Text_20_verbatim">= <text:span text:style-name="T1">izenburua</text:span> 1 =<text:line-break/>== <text:span text:style-name="T1">izenburua</text:span> 2 ==<text:line-break/>=== <text:span text:style-name="T1">izenburua</text:span> 3 ===<text:line-break/>+++ <text:span text:style-name="T1">zenbakitua</text:span> +++</text:p>
          </table:table-cell>
          <table:table-cell table:style-name="Table1.A3" office:value-type="string">
            <text:h text:style-name="Heading_20_1" text:outline-level="1"><text:span text:style-name="T1">izenburua</text:span> 1</text:h>
            <text:h text:style-name="Heading_20_2" text:outline-level="2">i<text:span text:style-name="T1">zenburua</text:span> 2</text:h>
            <text:h text:style-name="Heading_20_3" text:outline-level="3">i<text:span text:style-name="T1">zenburua</text:span> 3</text:h>
            <text:h text:style-name="Heading_20_3" text:outline-level="3">1.1.1. <text:span text:style-name="T1">ze</text:span>n<text:span text:style-name="T1">bakitua</text:span></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10">ABC</text:span></text:span> (<text:span text:style-name="T1">esteka</text:span>)</text:p>
          </table:table-cell>
        </table:table-row>
        <table:table-row>
          <table:table-cell table:style-name="Table1.A3" office:value-type="string">
            <text:p text:style-name="Text_20_verbatim">abc<text:line-break/>% <text:span text:style-name="T1">iruzkina</text:span><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text:span text:style-name="T1">aipamena</text:span><text:line-break/>xyz</text:p>
          </table:table-cell>
          <table:table-cell table:style-name="Table1.A3" office:value-type="string">
            <text:p text:style-name="Table_20_Contents">abc<text:line-break/> <text:s text:c="3"/><text:span text:style-name="T1">aipamena</text:span><text:line-break/>xyz</text:p>
          </table:table-cell>
        </table:table-row>
        <table:table-row>
          <table:table-cell table:style-name="Table1.A3" office:value-type="string">
            <text:p text:style-name="Text_20_verbatim">- <text:span text:style-name="T1">elementua</text:span><text:line-break/>- <text:span text:style-name="T1">elementua</text:span><text:line-break/> <text:s/>- <text:span text:style-name="T1">azpi elementua</text:span></text:p>
          </table:table-cell>
          <table:table-cell table:style-name="Table1.A3" office:value-type="string">
            <text:list xml:id="list614981769" text:style-name="L1">
              <text:list-item>
                <text:p text:style-name="P9">elementua</text:p>
              </text:list-item>
              <text:list-item>
                <text:p text:style-name="P9">elementua</text:p>
                <text:list>
                  <text:list-item>
                    <text:p text:style-name="P9">azpi elementua</text:p>
                  </text:list-item>
                </text:list>
              </text:list-item>
            </text:list>
          </table:table-cell>
        </table:table-row>
        <table:table-row>
          <table:table-cell table:style-name="Table1.A3" office:value-type="string">
            <text:p text:style-name="Text_20_verbatim">+<text:span text:style-name="T1"> elementua</text:span><text:line-break/>+ <text:span text:style-name="T1">elementua</text:span><text:line-break/>+ <text:span text:style-name="T1">elementua</text:span></text:p>
          </table:table-cell>
          <table:table-cell table:style-name="Table1.A3" office:value-type="string">
            <text:list xml:id="list392691150" text:style-name="L2">
              <text:list-item>
                <text:p text:style-name="P10">elementua</text:p>
              </text:list-item>
              <text:list-item>
                <text:p text:style-name="P10">elementua</text:p>
              </text:list-item>
              <text:list-item>
                <text:p text:style-name="P10">elementua</text:p>
              </text:list-item>
            </text:list>
          </table:table-cell>
        </table:table-row>
        <table:table-row>
          <table:table-cell table:style-name="Table1.A3" office:value-type="string">
            <text:p text:style-name="Text_20_verbatim">: term<text:span text:style-name="T1">inoa</text:span><text:line-break/>defini<text:span text:style-name="T1">zioa</text:span><text:line-break/>: term<text:span text:style-name="T1">inoa</text:span><text:line-break/>defini<text:span text:style-name="T1">zioa</text:span></text:p>
          </table:table-cell>
          <table:table-cell table:style-name="Table1.A3" office:value-type="string">
            <text:p text:style-name="Table_20_Contents">term<text:span text:style-name="T1">inoa</text:span><text:line-break/> <text:s text:c="3"/>defini<text:span text:style-name="T1">zioa</text:span><text:line-break/>term<text:span text:style-name="T1">inoa</text:span><text:line-break/> <text:s text:c="3"/>defini<text:span text:style-name="T1">zioa</text:span></text:p>
          </table:table-cell>
        </table:table-row>
        <table:table-row>
          <table:table-cell table:style-name="Table1.A3" office:value-type="string">
            <text:p text:style-name="Text_20_verbatim">```<text:line-break/><text:span text:style-name="T1">hitzez hitzeko</text:span><text:line-break/> <text:s text:c="2"/>**blo<text:span text:style-name="T1">kea</text:span>**<text:line-break/>```</text:p>
          </table:table-cell>
          <table:table-cell table:style-name="Table1.A3" office:value-type="string">
            <text:p text:style-name="Text_20_verbatim"><text:span text:style-name="T1">Hitzez hitzeko</text:span><text:line-break/> <text:s text:c="2"/>**blo<text:span text:style-name="T1">kea</text:span>**</text:p>
          </table:table-cell>
        </table:table-row>
        <table:table-row>
          <table:table-cell table:style-name="Table1.A3" office:value-type="string">
            <text:p text:style-name="Text_20_verbatim">|| <text:span text:style-name="T1">izb.</text:span> 1 <text:s/>| <text:span text:style-name="T1">izb.</text:span> 2 |</text:p>
            <text:p text:style-name="Text_20_verbatim">| <text:s text:c="5"/><text:span text:style-name="T1">g</text:span>1 | <text:span text:style-name="T1">g</text:span>2 <text:s text:c="3"/>|</text:p>
            <text:p text:style-name="Text_20_verbatim">| <text:s text:c="3"/><text:span text:style-name="T1">g</text:span>3 <text:s text:c="2"/>| <text:s text:c="2"/><text:span text:style-name="T1">g</text:span>4 <text:s/>|<text:line-break/>| <text:s text:c="5"/><text:span text:style-name="T1">g</text:span>5 + <text:span text:style-name="T1">g</text:span>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ext:span text:style-name="T1">Izb.</text:span> 1</text:p></table:table-cell><table:table-cell table:style-name="Table2.B1" office:value-type="string"><text:p text:style-name="Table_20_Heading"><text:span text:style-name="T1">Izb.</text:span> 2</text:p></table:table-cell></table:table-row><table:table-row><table:table-cell table:style-name="Table2.A2" office:value-type="string"><text:p text:style-name="P6"><text:span text:style-name="T1">g</text:span>1</text:p></table:table-cell><table:table-cell table:style-name="Table2.B2" office:value-type="string"><text:p text:style-name="Table_20_Contents"><text:span text:style-name="T1">g</text:span>2</text:p></table:table-cell></table:table-row><table:table-row><table:table-cell table:style-name="Table2.A2" office:value-type="string"><text:p text:style-name="P7"><text:span text:style-name="T1">g</text:span>3</text:p></table:table-cell><table:table-cell table:style-name="Table2.B2" office:value-type="string"><text:p text:style-name="P7"><text:span text:style-name="T1">g</text:span>4</text:p></table:table-cell></table:table-row><table:table-row><table:table-cell table:style-name="Table2.B2" table:number-columns-spanned="2" office:value-type="string"><text:p text:style-name="P7"><text:span text:style-name="T1">g</text:span>5 + <text:span text:style-name="T1">g</text:span>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AUKERAK</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Eskuragarri dauden helburu<text:span text:style-name="T16">ak</text:span></text:p>
          </table:table-cell>
        </table:table-row>
        <table:table-row>
          <table:table-cell table:style-name="Table8.A3" office:value-type="string">
            <text:p text:style-name="P4">-t,</text:p>
          </table:table-cell>
          <table:table-cell table:style-name="Table8.A3" office:value-type="string">
            <text:p text:style-name="P4">--target=<text:span text:style-name="T1">MOTA</text:span></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I<text:span text:style-name="T1">TX</text:span></text:p>
          </table:table-cell>
          <table:table-cell table:style-name="Table8.A3" office:value-type="string">
            <text:p text:style-name="P4"><text:span text:style-name="T16">Sarrera</text:span> fi<text:span text:style-name="T16">tx.</text:span> (“-” STDIN<text:span text:style-name="T16">-erako</text:span>)</text:p>
          </table:table-cell>
        </table:table-row>
        <table:table-row>
          <table:table-cell table:style-name="Table8.A3" office:value-type="string">
            <text:p text:style-name="P4">-o,</text:p>
          </table:table-cell>
          <table:table-cell table:style-name="Table8.A3" office:value-type="string">
            <text:p text:style-name="P4">--outfile=FI<text:span text:style-name="T1">TX</text:span></text:p>
          </table:table-cell>
          <table:table-cell table:style-name="Table8.A3" office:value-type="string">
            <text:p text:style-name="P4"><text:span text:style-name="T16">Irteera fitx.</text:span> (“-” STDOUT<text:span text:style-name="T16">-erako</text:span>)</text:p>
          </table:table-cell>
        </table:table-row>
        <table:table-row>
          <table:table-cell table:style-name="Table8.A3" office:value-type="string">
            <text:p text:style-name="P4"/>
          </table:table-cell>
          <table:table-cell table:style-name="Table8.A3" office:value-type="string">
            <text:p text:style-name="P4">--encoding=<text:span text:style-name="T1">KOD</text:span></text:p>
          </table:table-cell>
          <table:table-cell table:style-name="Table8.A3" office:value-type="string">
            <text:p text:style-name="P4"><text:span text:style-name="T16">Kodeketa</text:span>: utf-8, iso-8859-1,...</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Edukien Taula (TOC) Gehitu</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TOC maila maximoa</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TOC <text:span text:style-name="T16">erakutsi</text:span></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Izenburu guztiak zenbakitu</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CSS fi<text:span text:style-name="T16">tx.</text:span> <text:span text:style-name="T16">edo</text:span> LaTeX modul<text:span text:style-name="T16">ua</text:span></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CSSrentzako DIVak txertatu</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CSSak dokumentuaren barruan</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Ez goiburu, izenburu edo oinik.</text:p>
          </table:table-cell>
        </table:table-row>
        <table:table-row>
          <table:table-cell table:style-name="Table8.A3" office:value-type="string">
            <text:p text:style-name="P4">-C,</text:p>
          </table:table-cell>
          <table:table-cell table:style-name="Table8.A3" office:value-type="string">
            <text:p text:style-name="P4">--config-file=FI<text:span text:style-name="T1">TX</text:span></text:p>
          </table:table-cell>
          <table:table-cell table:style-name="Table8.A3" office:value-type="string">
            <text:p text:style-name="P4">Konfigurazia kanpotik irakurri</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Sarrera fitxategiaren konfig.</text:p>
          </table:table-cell>
        </table:table-row>
        <table:table-row>
          <table:table-cell table:style-name="Table8.A3" office:value-type="string">
            <text:p text:style-name="Table_20_Contents"><text:span text:style-name="T14">-V</text:span>,</text:p>
          </table:table-cell>
          <table:table-cell table:style-name="Table8.A3" office:value-type="string">
            <text:p text:style-name="P4">--version</text:p>
          </table:table-cell>
          <table:table-cell table:style-name="Table8.A3" office:value-type="string">
            <text:p text:style-name="P4">Programaren bertsioa erakutsi</text:p>
          </table:table-cell>
        </table:table-row>
        <table:table-row>
          <table:table-cell table:style-name="Table8.A3" office:value-type="string">
            <text:p text:style-name="Table_20_Contents"/>
          </table:table-cell>
          <table:table-cell table:style-name="Table8.A3" office:value-type="string">
            <text:p text:style-name="P4">--no-<text:span text:style-name="T1">AUKERA</text:span></text:p>
          </table:table-cell>
          <table:table-cell table:style-name="Table8.A3" office:value-type="string">
            <text:p text:style-name="P4">Aukera hau EZGAITU</text:p>
          </table:table-cell>
        </table:table-row>
      </table:table>
      <text:p text:style-name="P8"/>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text:span text:style-name="T1">K</text:span>RO<text:span text:style-name="T1">AK</text:span></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6">Bihurketa data / Aldaketa data</text:span><text:span text:style-name="T4"><text:line-break/>Def</text:span><text:span text:style-name="T6">ektuz</text:span><text:span text:style-name="T4">: %Y%m%d<text:line-break/>%Y (</text:span><text:span text:style-name="T6">urtea</text:span><text:span text:style-name="T4">) %m (</text:span><text:span text:style-name="T6">hila</text:span><text:span text:style-name="T4">) %d (</text:span><text:span text:style-name="T6">eguna</text:span><text:span text:style-name="T4">)<text:line-break/>%H (</text:span><text:span text:style-name="T6">ord</text:span><text:span text:style-name="T4">) %M (min) %S (se</text:span><text:span text:style-name="T6">g</text:span><text:span text:style-name="T4">) %c (</text:span><text:span text:style-name="T6">osoa</text:span><text:span text:style-name="T4">)<text:line-break/>%A %a (</text:span><text:span text:style-name="T6">asteguna</text:span><text:span text:style-name="T4">) %B %b (</text:span><text:span text:style-name="T6">hil. izena</text:span><text:span text:style-name="T4">)<text:line-break/></text:span><text:span text:style-name="Teletype"><text:span text:style-name="T4">%%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6">Sarrera / Irteera fitxategiaren bidea</text:span><text:span text:style-name="T4"><text:line-break/>Def</text:span><text:span text:style-name="T6">ektuz</text:span><text:span text:style-name="T4">: %f<text:line-break/>%f (fi</text:span><text:span text:style-name="T6">tx</text:span><text:span text:style-name="T4">) %e (</text:span><text:span text:style-name="T6">luzap.</text:span><text:span text:style-name="T4">) %d (dir) %p (</text:span><text:span text:style-name="T6">bidea</text:span><text:span text:style-name="T4">)<text:line-break/>%F (fi</text:span><text:span text:style-name="T6">tx</text:span><text:span text:style-name="T4"> </text:span><text:span text:style-name="T6">luzaoen gabe</text:span><text:span text:style-name="T4">) <text:s/>%D (dir </text:span><text:span text:style-name="T6">gurasoa</text:span><text:span text:style-name="T4">)<text:line-break/></text:span><text:span text:style-name="Teletype"><text:span text:style-name="T4">%%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text:span text:style-name="T16">TOC kokapena zehaztuta</text:spa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EZARPENAK</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target<text:span text:style-name="T16">-en berdina</text:span><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encoding<text:span text:style-name="T16">-en berdina</text:span><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tyle<text:span text:style-name="T16">-ren berdina</text:span><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text:span text:style-name="T16">Komando lerroko defektuzko aukerak</text:span><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text:span text:style-name="T16">Sarrerako bilatu eta ordeztu iragazkia</text:span><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text:span text:style-name="T16">Irteerako bilatu eta ordeztu iragazkia</text:span><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config-file<text:span text:style-name="T16">-ren berdina</text:span><text:line-break/><text:span text:style-name="Teletype">%!includeconf: </text:span><text:span text:style-name="Teletype"><text:span text:style-name="T16">nirek</text:span></text:span><text:span text:style-name="Teletype">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F <text:span text:style-name="T16">txertatu</text:span> txt2tags fi<text:span text:style-name="T16">txategi bezala</text:span></text:p>
          </table:table-cell>
        </table:table-row>
        <table:table-row>
          <table:table-cell table:style-name="Table3.A3" office:value-type="string">
            <text:p text:style-name="Table_20_Contents">%!Include: ``F``</text:p>
          </table:table-cell>
          <table:table-cell table:style-name="Table3.A3" office:value-type="string">
            <text:p text:style-name="Table_20_Contents">F <text:span text:style-name="T16">txertatu hitzez hitz</text:span></text:p>
          </table:table-cell>
        </table:table-row>
        <table:table-row>
          <table:table-cell table:style-name="Table3.A3" office:value-type="string">
            <text:p text:style-name="Table_20_Contents">%!Include: ''F''</text:p>
          </table:table-cell>
          <table:table-cell table:style-name="Table3.A3" office:value-type="string">
            <text:p text:style-name="Table_20_Contents">F <text:span text:style-name="T16">txertatu markadun testu bezala</text:span></text:p>
          </table:table-cell>
        </table:table-row>
        <table:table-row>
          <table:table-cell table:style-name="Table3.A3" office:value-type="string">
            <text:p text:style-name="Table_20_Contents">%!csv: F</text:p>
          </table:table-cell>
          <table:table-cell table:style-name="Table3.A3" office:value-type="string">
            <text:p text:style-name="Table_20_Contents"><text:span text:style-name="T16">F </text:span>CSV fi<text:span text:style-name="T16">txategia taula bezala txertatu</text:span></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BESTELAKOAK</text:p>
            </table:table-cell>
            <table:covered-table-cell/>
          </table:table-row>
        </table:table-header-rows>
        <table:table-row>
          <table:table-cell table:style-name="Table6.A2" office:value-type="string">
            <text:p text:style-name="Table_20_Contents"><text:span text:style-name="T16">Goiburukoa</text:span><text:line-break/><text:span text:style-name="T16">Ezarpenak</text:span><text:line-break/><text:span text:style-name="T16">Gorputza</text:span></text:p>
          </table:table-cell>
          <table:table-cell table:style-name="Table6.A2" office:value-type="string">
            <text:p text:style-name="Table_20_Contents"><text:span text:style-name="T16">Lehenbiziko 3 lerroak</text:span><text:line-break/><text:span text:style-name="T16">Goiburu ondorengo komentarioak</text:span><text:line-break/><text:span text:style-name="T16">Lehenbiziko testu lerrotik bukaerara</text:span></text:p>
          </table:table-cell>
        </table:table-row>
        <table:table-row>
          <table:table-cell table:style-name="Table6.A3" office:value-type="string">
            <text:p text:style-name="Table_20_Contents">RC <text:span text:style-name="T16">k</text:span>onfig. fi<text:span text:style-name="T16">tx</text:span></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ingura</text:p>
          </table:table-cell>
          <table:table-cell table:style-name="Table6.A3" office:value-type="string">
            <text:p text:style-name="Table_20_Contents">=<text:span text:style-name="T16">izenb.</text:span>=[a<text:span text:style-name="T16">ingura</text:span>] ... [<text:span text:style-name="T16">esteka</text:span> #a<text:span text:style-name="T16">ingura</text:span>]</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ADIBIDEKO SARRERA FITXATEGIA</text:p>
            </table:table-cell>
          </table:table-row>
        </table:table-header-rows>
        <table:table-row>
          <table:table-cell table:style-name="Table7.A2" office:value-type="string">
            <text:p text:style-name="Table_20_Contents"><text:span text:style-name="T1">Eraztunen Jauna</text:span><text:line-break/>J. R. R. Tolkien<text:line-break/><text:span text:style-name="T1">Azken eguneraketa</text:span>: %%mtime(%c)<text:line-break/><text:line-break/>%!target: html<text:line-break/>%!options(html): --css-sugar --style lotr.css<text:line-break/><text:line-break/><text:span text:style-name="T1">Ibili ziren, borrokatu zuten, irabazi zuten. **Aup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officeooo:rsid="001e6277"/>
    </style:style>
    <style:style style:name="MT2" style:family="text"/>
    <style:style style:name="MT3" style:family="text">
      <style:text-properties officeooo:rsid="00207f20"/>
    </style:style>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text:span text:style-name="MT1">Erreferentzia Azkarra</text:span> 2.6 <text:span text:style-name="MT1">bertsiorako</text:span> – <text:a xlink:type="simple" xlink:href="http://txt2tags.org/">http://txt2tags.org</text:a> <text:span text:style-name="MT3">(Ales Zabala Alava-k (Shagi) euskaratuta)</text:span></text:p>
      </style:header>
      <style:header-left>
        <text:p text:style-name="Header_20_left"><text:span text:style-name="MT3"/></text:p>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BrOffice.org/3.1$Unix OpenOffice.org_project/310m11$Build-9399</meta:generator>
    <meta:creation-date>2005-07-08T20:42:32</meta:creation-date>
    <dc:date>2010-10-20T22:57:38</dc:date>
    <dc:language>en-GB</dc:language>
    <meta:editing-cycles>82</meta:editing-cycles>
    <meta:editing-duration>PT36H31M30S</meta:editing-duration>
    <meta:document-statistic meta:table-count="8" meta:image-count="1" meta:object-count="0" meta:page-count="1" meta:paragraph-count="122" meta:word-count="461" meta:character-count="3114"/>
    <meta:user-defined meta:name="Info 1"/>
    <meta:user-defined meta:name="Info 2"/>
    <meta:user-defined meta:name="Info 3"/>
    <meta:user-defined meta:name="Info 4"/>
  </office:meta>
</office:document-meta>
</file>